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3.5cm" svg:height="1.5cm" svg:x="1.5cm" svg:y="1.5cm">
          <text:p text:style-name="P1">Classpat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5cm" svg:height="1.5cm" svg:x="1.5cm" svg:y="3.9cm">
          <text:p text:style-name="P1">Process 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6.6cm" svg:x="12.5cm" svg:y="3.9cm">
          <text:p text:style-name="P1">Shel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1.5cm" svg:x="1.5cm" svg:y="6.4cm"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5cm" svg:x="1.5cm" svg:y="8.9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1.5cm" svg:x="8.5cm" svg:y="8.9cm">
          <text:p text:style-name="P1">File Moni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8.6cm" svg:y="6.4cm">
          <text:p text:style-name="P1">File Und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4.3cm" svg:y="8.9cm">
          <text:p text:style-name="P1">Meta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5cm" svg:height="1.5cm" svg:x="1.5cm" svg:y="11.4cm">
          <text:p text:style-name="P1">Support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5cm" svg:y1="3cm" svg:x2="7.5cm" svg:y2="4cm">
          <text:p/>
        </draw:line>
        <draw:line draw:style-name="gr2" draw:text-style-name="P1" draw:layer="layout" svg:x1="13.7cm" svg:y1="3cm" svg:x2="13.7cm" svg:y2="4cm">
          <text:p/>
        </draw:line>
        <draw:line draw:style-name="gr2" draw:text-style-name="P1" draw:layer="layout" svg:x1="5cm" svg:y1="5.4cm" svg:x2="5cm" svg:y2="6.4cm">
          <text:p/>
        </draw:line>
        <draw:line draw:style-name="gr2" draw:text-style-name="P1" draw:layer="layout" svg:x1="10.1cm" svg:y1="5.4cm" svg:x2="10.1cm" svg:y2="6.4cm">
          <text:p/>
        </draw:line>
        <draw:line draw:style-name="gr2" draw:text-style-name="P1" draw:layer="layout" svg:x1="8cm" svg:y1="7.5cm" svg:x2="9.5cm" svg:y2="9cm">
          <text:p/>
        </draw:line>
        <draw:line draw:style-name="gr2" draw:text-style-name="P1" draw:layer="layout" svg:x1="5.9cm" svg:y1="7.9cm" svg:x2="5.9cm" svg:y2="8.9cm">
          <text:p/>
        </draw:line>
        <draw:line draw:style-name="gr2" draw:text-style-name="P1" draw:layer="layout" svg:x1="3cm" svg:y1="7.9cm" svg:x2="3cm" svg:y2="8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sé Arnal</meta:initial-creator>
    <meta:creation-date>2010-02-02T12:23:08</meta:creation-date>
    <dc:date>2010-07-06T17:37:58</dc:date>
    <dc:creator>José Arnal</dc:creator>
    <meta:editing-duration>PT00H26M13S</meta:editing-duration>
    <meta:editing-cycles>3</meta:editing-cycles>
    <meta:generator>OpenOffice.org/3.2$Unix OpenOffice.org_project/320m12$Build-9483</meta:generator>
    <meta:document-statistic meta:object-count="16"/>
  </office:meta>
</office:document-meta>
</file>